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25-01-19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24-01-04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76" calcext:value-type="float">
            <text:p>98.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21-02-02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6936" calcext:value-type="float">
            <text:p>98.1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20-01-04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19-01-04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8888" calcext:value-type="float">
            <text:p>96.2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18-01-04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2728" calcext:value-type="float">
            <text:p>96.5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17-01-05 16:10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0432" calcext:value-type="float">
            <text:p>96.42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16-01-04 16:04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492" calcext:value-type="float">
            <text:p>96.5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15-01-04 22:46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14-01-04 21:24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13-01-05 13:42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2648" calcext:value-type="float">
            <text:p>95.8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12-01-05 18:18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7744" calcext:value-type="float">
            <text:p>95.4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11-01-05 23:22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0896" calcext:value-type="float">
            <text:p>95.56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11-01-05 23:2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10-01-04 23:25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5824" calcext:value-type="float">
            <text:p>95.3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09-01-07 15:40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9352" calcext:value-type="float">
            <text:p>95.3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09-01-07 14:33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08-01-07 15:34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4424" calcext:value-type="float">
            <text:p>95.59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06-01-07 18:40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4416" calcext:value-type="float">
            <text:p>93.2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05-01-10 20:5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04-01-14 19:07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2616" calcext:value-type="float">
            <text:p>94.0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03-01-09 18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02-01-07 17:21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4296" calcext:value-type="float">
            <text:p>92.2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01-01-10 21:00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2232" calcext:value-type="float">
            <text:p>91.7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2000-01-05 09:00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199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199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404" calcext:value-type="float">
            <text:p>89.4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3101462601</text:p>
          </table:table-cell>
          <table:table-cell office:value-type="string" calcext:value-type="string">
            <text:p>1997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7696" calcext:value-type="float">
            <text:p>89.0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